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7643" officeooo:paragraph-rsid="00157643" style:font-weight-asian="bold" style:font-weight-complex="bold"/>
    </style:style>
    <style:style style:name="P2" style:family="paragraph" style:parent-style-name="Standard">
      <style:text-properties officeooo:rsid="00172eb5" officeooo:paragraph-rsid="00172eb5"/>
    </style:style>
    <style:style style:name="P3" style:family="paragraph" style:parent-style-name="Standard">
      <style:text-properties officeooo:rsid="001899cf" officeooo:paragraph-rsid="001899cf"/>
    </style:style>
    <style:style style:name="P4" style:family="paragraph" style:parent-style-name="Standard">
      <style:text-properties officeooo:rsid="001899cf" officeooo:paragraph-rsid="001d3085"/>
    </style:style>
    <style:style style:name="P5" style:family="paragraph" style:parent-style-name="Standard">
      <style:text-properties officeooo:rsid="001899cf" officeooo:paragraph-rsid="002347cf"/>
    </style:style>
    <style:style style:name="P6" style:family="paragraph" style:parent-style-name="Standard">
      <style:text-properties officeooo:rsid="001a71d7" officeooo:paragraph-rsid="001a71d7"/>
    </style:style>
    <style:style style:name="P7" style:family="paragraph" style:parent-style-name="Standard">
      <style:text-properties officeooo:rsid="001a71d7" officeooo:paragraph-rsid="002347cf"/>
    </style:style>
    <style:style style:name="P8" style:family="paragraph" style:parent-style-name="Standard">
      <style:text-properties officeooo:rsid="00275b34" officeooo:paragraph-rsid="00275b34"/>
    </style:style>
    <style:style style:name="P9" style:family="paragraph" style:parent-style-name="Standard">
      <style:text-properties officeooo:rsid="001a71d7" officeooo:paragraph-rsid="001a71d7"/>
    </style:style>
    <style:style style:name="P10" style:family="paragraph" style:parent-style-name="Standard">
      <style:text-properties officeooo:rsid="00172eb5" officeooo:paragraph-rsid="00172eb5"/>
    </style:style>
    <style:style style:name="P11" style:family="paragraph" style:parent-style-name="Standard">
      <style:text-properties officeooo:rsid="00275b34" officeooo:paragraph-rsid="00275b34"/>
    </style:style>
    <style:style style:name="P12" style:family="paragraph" style:parent-style-name="Standard">
      <style:text-properties officeooo:rsid="001899cf" officeooo:paragraph-rsid="002347cf"/>
    </style:style>
    <style:style style:name="P13" style:family="paragraph" style:parent-style-name="Standard">
      <style:text-properties officeooo:paragraph-rsid="001a71d7"/>
    </style:style>
    <style:style style:name="P14" style:family="paragraph" style:parent-style-name="Standard">
      <style:text-properties fo:font-weight="bold" officeooo:rsid="002f8f37" officeooo:paragraph-rsid="002f8f37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fo:font-weight="bold" officeooo:rsid="0031afbf" officeooo:paragraph-rsid="0031afbf" style:font-weight-asian="bold" style:font-weight-complex="bold"/>
    </style:style>
    <style:style style:name="P16" style:family="paragraph" style:parent-style-name="Standard">
      <style:text-properties style:text-line-through-style="solid" style:text-line-through-type="single" fo:font-weight="bold" officeooo:rsid="0032ac66" officeooo:paragraph-rsid="0032ac66" style:font-weight-asian="bold" style:font-weight-complex="bold"/>
    </style:style>
    <style:style style:name="P17" style:family="paragraph" style:parent-style-name="Standard">
      <style:text-properties style:text-line-through-style="solid" style:text-line-through-type="single" fo:font-weight="bold" officeooo:rsid="003324b3" officeooo:paragraph-rsid="003324b3" style:font-weight-asian="bold" style:font-weight-complex="bold"/>
    </style:style>
    <style:style style:name="P18" style:family="paragraph" style:parent-style-name="Standard">
      <style:text-properties style:text-line-through-style="solid" style:text-line-through-type="single" fo:font-weight="bold" officeooo:rsid="00338f78" officeooo:paragraph-rsid="00338f78" style:font-weight-asian="bold" style:font-weight-complex="bold"/>
    </style:style>
    <style:style style:name="P19" style:family="paragraph" style:parent-style-name="Standard">
      <style:text-properties style:text-line-through-style="solid" style:text-line-through-type="single" fo:font-weight="bold" officeooo:rsid="00361df4" officeooo:paragraph-rsid="00361df4" style:font-weight-asian="bold" style:font-weight-complex="bold"/>
    </style:style>
    <style:style style:name="P20" style:family="paragraph" style:parent-style-name="Standard">
      <style:text-properties style:text-line-through-style="solid" style:text-line-through-type="single" fo:font-weight="bold" officeooo:rsid="0038d245" officeooo:paragraph-rsid="0038d245" style:font-weight-asian="bold" style:font-weight-complex="bold"/>
    </style:style>
    <style:style style:name="P21" style:family="paragraph" style:parent-style-name="Standard">
      <style:text-properties style:text-line-through-style="solid" style:text-line-through-type="single" fo:font-weight="bold" officeooo:rsid="0039e26b" officeooo:paragraph-rsid="0039e26b" style:font-weight-asian="bold" style:font-weight-complex="bold"/>
    </style:style>
    <style:style style:name="P22" style:family="paragraph" style:parent-style-name="Standard">
      <style:text-properties style:text-line-through-style="solid" style:text-line-through-type="single" fo:font-weight="bold" officeooo:rsid="003ba1dd" officeooo:paragraph-rsid="003ba1dd" style:font-weight-asian="bold" style:font-weight-complex="bold"/>
    </style:style>
    <style:style style:name="P23" style:family="paragraph" style:parent-style-name="Standard">
      <style:text-properties style:text-line-through-style="solid" style:text-line-through-type="single" fo:font-weight="bold" officeooo:rsid="003e519c" officeooo:paragraph-rsid="003e519c" style:font-weight-asian="bold" style:font-weight-complex="bold"/>
    </style:style>
    <style:style style:name="P24" style:family="paragraph" style:parent-style-name="Standard">
      <style:text-properties style:text-line-through-style="solid" style:text-line-through-type="single" fo:font-weight="normal" officeooo:rsid="003e519c" officeooo:paragraph-rsid="003ba1dd" style:font-weight-asian="normal" style:font-weight-complex="normal"/>
    </style:style>
    <style:style style:name="T1" style:family="text">
      <style:text-properties officeooo:rsid="001899cf"/>
    </style:style>
    <style:style style:name="T2" style:family="text">
      <style:text-properties officeooo:rsid="001a71d7"/>
    </style:style>
    <style:style style:name="T3" style:family="text">
      <style:text-properties officeooo:rsid="001ad19a"/>
    </style:style>
    <style:style style:name="T4" style:family="text">
      <style:text-properties officeooo:rsid="001cbc1f"/>
    </style:style>
    <style:style style:name="T5" style:family="text">
      <style:text-properties officeooo:rsid="001f1e87"/>
    </style:style>
    <style:style style:name="T6" style:family="text">
      <style:text-properties officeooo:rsid="002320bd"/>
    </style:style>
    <style:style style:name="T7" style:family="text">
      <style:text-properties officeooo:rsid="002347cf"/>
    </style:style>
    <style:style style:name="T8" style:family="text">
      <style:text-properties officeooo:rsid="0023df17"/>
    </style:style>
    <style:style style:name="T9" style:family="text">
      <style:text-properties officeooo:rsid="0024ce85"/>
    </style:style>
    <style:style style:name="T10" style:family="text">
      <style:text-properties officeooo:rsid="0026ebf2"/>
    </style:style>
    <style:style style:name="T11" style:family="text">
      <style:text-properties officeooo:rsid="0027a351"/>
    </style:style>
    <style:style style:name="T12" style:family="text">
      <style:text-properties officeooo:rsid="002800a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f8f3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0e42c" style:font-weight-asian="normal" style:font-weight-complex="normal"/>
    </style:style>
    <style:style style:name="T17" style:family="text">
      <style:text-properties officeooo:rsid="0030e42c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fo:font-weight="normal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32a9de" style:font-weight-asian="normal" style:font-weight-complex="normal"/>
    </style:style>
    <style:style style:name="T21" style:family="text">
      <style:text-properties style:text-line-through-style="none" style:text-line-through-type="none" officeooo:rsid="0032a9de"/>
    </style:style>
    <style:style style:name="T22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fo:font-weight="normal" officeooo:rsid="00338f78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fo:font-weight="normal" officeooo:rsid="0037f5cc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fo:font-weight="normal" officeooo:rsid="0038f58c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fo:font-weight="normal" officeooo:rsid="003ba1dd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font-style="normal" fo:font-weight="normal" officeooo:rsid="003c6238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fo:font-weight="normal" officeooo:rsid="003d4a49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tyle="normal" style:font-style-asian="normal" style:font-style-complex="normal"/>
    </style:style>
    <style:style style:name="T31" style:family="text">
      <style:text-properties style:text-line-through-style="none" style:text-line-through-type="none" fo:font-style="normal" officeooo:rsid="0037f5cc" style:font-style-asian="normal" style:font-style-complex="normal"/>
    </style:style>
    <style:style style:name="T32" style:family="text">
      <style:text-properties style:text-line-through-style="none" style:text-line-through-type="none" fo:font-style="normal" officeooo:rsid="0038f58c" style:font-style-asian="normal" style:font-style-complex="normal"/>
    </style:style>
    <style:style style:name="T33" style:family="text">
      <style:text-properties style:text-line-through-style="none" style:text-line-through-type="none" fo:font-style="normal" officeooo:rsid="003d4a49" style:font-style-asian="normal" style:font-style-complex="normal"/>
    </style:style>
    <style:style style:name="T3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3e69d3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fo:font-style="normal" style:text-underline-style="none" fo:font-weight="normal" officeooo:rsid="003e69d3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s <text:span text:style-name="T8">Chap 6</text:span></text:p>
      <text:p text:style-name="P2"><text:span text:style-name="T13">Data Type</text:span>: <text:span text:style-name="T3">defs collection of data objects and a set of predefd operations. Of those objects</text:span></text:p>
      <text:p text:style-name="P2"/>
      <text:p text:style-name="P2"><text:span text:style-name="T13">Decriptor</text:span>: <text:span text:style-name="T3">collection of the attr of a vars.</text:span></text:p>
      <text:p text:style-name="P2"/>
      <text:p text:style-name="P2"><text:span text:style-name="T13">Object</text:span>: <text:span text:style-name="T3">instance of a user defd (abstract data) type</text:span></text:p>
      <text:p text:style-name="P2"/>
      <text:p text:style-name="P2"><text:span text:style-name="T13">Primitive Data Types</text:span>: <text:span text:style-name="T3">Not defd in terms of other data types. Some are merely reflections of hw, others require little non-hw support for imp.</text:span></text:p>
      <text:p text:style-name="P2">- <text:span text:style-name="T1">Int: Almost <text:s/>always exact reflection of the hw so mapping is trivial. Can have as many as 8 diff int type in a lang.</text:span></text:p>
      <text:p text:style-name="P3">– byte, short, int, <text:span text:style-name="T3">long: Javas signed int sizes</text:span> </text:p>
      <text:p text:style-name="P3">- Floating Point: <text:span text:style-name="T4">Model real # but as approx.</text:span></text:p>
      <text:p text:style-name="P4">– float, double: <text:span text:style-name="T5">for scientific support langs; at least 2 types; <text:s/>float, doub. Usually exactly like hw. stored in bin which causes probs for #s like 0.1</text:span></text:p>
      <text:p text:style-name="P3">- Dec: <text:span text:style-name="T5">Store a fixed # of dec dig in coded form (BCD). Accurate, but limited range and wastes mem.</text:span></text:p>
      <text:p text:style-name="P3">- Bool: <text:span text:style-name="T6">Simplest. Very readable and can be implemented at bits (mostly bytes)</text:span></text:p>
      <text:p text:style-name="P5">- <text:span text:style-name="T2">Char: stored as numeric codings (ASCII)(</text:span></text:p>
      <text:p text:style-name="P7">– 16 bit Unicode (UCS-2) includes chars from most natural langs. Origin java, but used by many langs.</text:p>
      <text:p text:style-name="P5">– <text:span text:style-name="T7">32 bit Unicode (UCS-4) supported by fortran, starting with 2003</text:span></text:p>
      <text:p text:style-name="P5"/>
      <text:p text:style-name="P6"><text:span text:style-name="T13">Char Str Types</text:span>: sequence of chars. <text:span text:style-name="T10">Writabiltiy. Prim static(compile time descriptor) inexpensive, dynamic(runtime, allocation/ deallocation is biggest imp prob) worth expense?</text:span></text:p>
      <text:p text:style-name="P6">– <text:span text:style-name="T8">issues : primitive or just special kind of array? Should length by dynamic or static.</text:span></text:p>
      <text:p text:style-name="P6">– <text:span text:style-name="T8">operations : assignment/ copying, compare, catenation, substring ref, pattern matching.</text:span></text:p>
      <text:p text:style-name="P6">– <text:span text:style-name="T9">langs : C/C++, not prim and use char arrays that provide ops. SNOBOL4, prim, many ops. Fortran Python, prim with assignment and several ops. Java C# Ruby swift, prim. Perl Javascript, ruby, php, provides pattern matching and regular expr.</text:span></text:p>
      <text:p text:style-name="P6"/>
      <text:p text:style-name="P8"><text:span text:style-name="T13">Oridinal Type</text:span>: range of poss vals can be easily assoc with a set of + ints. <text:span text:style-name="T14">(int char bool)</text:span></text:p>
      <text:p text:style-name="P8"/>
      <text:p text:style-name="P8"><text:span text:style-name="T13">Enumeration Types</text:span>: <text:span text:style-name="T11">All poss vals, which are named as consts, are provided in def.</text:span></text:p>
      <text:p text:style-name="P6">– <text:span text:style-name="T12">Issues : is enum type allowed to appear in one or more type defs? Are enums coerced to int? Any other type coerced to enum?</text:span></text:p>
      <text:p text:style-name="P13">– <text:span text:style-name="T12">advatages: read/relia</text:span></text:p>
      <text:p text:style-name="P13"/>
      <text:p text:style-name="P14">Array Types<text:span text:style-name="T15">: homogeneous aggregate of data elements in which an individual element is identified by its position in the aggregate, relative to the first element.</text:span></text:p>
      <text:p text:style-name="P14">- <text:span text:style-name="T15">Indexing: mapping from indices to elements (AKA sub scripting)</text:span></text:p>
      <text:p text:style-name="P14"><text:span text:style-name="T15">- </text:span><text:span text:style-name="T16">(Can) initialize at the time of storage allocation. (c, c++ Java, swift, C#)</text:span></text:p>
      <text:p text:style-name="P14">-<text:span text:style-name="T17">heterogeneous arrays</text:span><text:span text:style-name="T16">: elements need not be of same type. (perl python javascript, ruby)</text:span></text:p>
      <text:p text:style-name="P15"><text:span text:style-name="T18">- multi-dimensional</text:span><text:span text:style-name="T19">: Jagged(row#s vary) rectangular (row#s are =)</text:span></text:p>
      <text:p text:style-name="P15"><text:span text:style-name="T19">- </text:span><text:span text:style-name="T21">slices</text:span><text:span text:style-name="T20">: substructure of an array (nothing more than referencing).</text:span></text:p>
      <text:p text:style-name="P15"><text:span text:style-name="T21">associative arrays</text:span><text:span text:style-name="T20">: unordered collection of data elements that are indexed by an equal number of values called keys. (Perl python ruby swift)</text:span></text:p>
      <text:p text:style-name="P15"><text:span text:style-name="T20"/></text:p>
      <text:p text:style-name="P15"><text:span text:style-name="T21">Record Type: </text:span><text:span text:style-name="T20">possibly heterogeneous aggregate of data elements in which individual elements are identified by names</text:span></text:p>
      <text:p text:style-name="P15"><text:span text:style-name="T20"/></text:p>
      <text:p text:style-name="P16"><text:soft-page-break/><text:span text:style-name="T21">T</text:span><text:span text:style-name="T18">uple Types</text:span><text:span text:style-name="T19">: data type that is similar to a record, except that the elements are not named. (ML python, F#)</text:span></text:p>
      <text:p text:style-name="P16"><text:span text:style-name="T19"/></text:p>
      <text:p text:style-name="P17"><text:span text:style-name="T18">Pointer</text:span><text:span text:style-name="T19">: has a range of values that consists of mem addr and a </text:span><text:span text:style-name="T22">nil</text:span><text:span text:style-name="T23">. </text:span><text:span text:style-name="T24">Indirect accessing, manage dynamic addressing, access location where storage is dynamically created (heaps).</text:span></text:p>
      <text:p text:style-name="P17"><text:span text:style-name="T24">- Problems? Scope? Lifetime?</text:span></text:p>
      <text:p text:style-name="P18"><text:span text:style-name="T23">Operations: Assignment and referencing. </text:span></text:p>
      <text:p text:style-name="P18"><text:span text:style-name="T23"/></text:p>
      <text:p text:style-name="P19"><text:span text:style-name="T30">Chapter 7 </text:span></text:p>
      <text:p text:style-name="P19"><text:span text:style-name="T30">Arithmetic Expressions</text:span></text:p>
      <text:p text:style-name="P19"><text:span text:style-name="T30">- Operators</text:span><text:span text:style-name="T23">: Unary(1 operand) binary(2 operands)…</text:span></text:p>
      <text:p text:style-name="P19"><text:span text:style-name="T23">– </text:span><text:span text:style-name="T30">precedence rules</text:span><text:span text:style-name="T23">: define order in which adjacent operators of different precedence levels are evaluated.</text:span></text:p>
      <text:p text:style-name="P19"><text:span text:style-name="T23">– </text:span><text:span text:style-name="T30">associative rule</text:span><text:span text:style-name="T23">: define order in which adjacent ops wth the same precedence level are evaluated.</text:span></text:p>
      <text:p text:style-name="P19"><text:span text:style-name="T23">Can be overwritten by parenthesis and typically evaluate left to right.</text:span></text:p>
      <text:p text:style-name="P19"><text:span text:style-name="T23">– </text:span><text:span text:style-name="T31">Evaluation Order</text:span><text:span text:style-name="T25">: 1. Variables( fetch value from mem) 2. Constant (sometimes fetch from mem; sometimes the constants is in the machine lang instr.) 3. Parenthisized exprs (evaluate all operands and operators first) 4. Operand = function call.</text:span></text:p>
      <text:p text:style-name="P19"><text:span text:style-name="T25"/></text:p>
      <text:p text:style-name="P20"><text:span text:style-name="T30">Functional Side Effects</text:span><text:span text:style-name="T23">: when a function changes a two-way parameter or a non-local variable.</text:span></text:p>
      <text:p text:style-name="P20"><text:span text:style-name="T23">- solutions: 1. write a lang def to disallow functional side effects. 2. Write lang def <text:s/>to demand that operand eval order to be fixed.</text:span></text:p>
      <text:p text:style-name="P18"><text:span text:style-name="T23"/></text:p>
      <text:p text:style-name="P20"><text:span text:style-name="T30">Referential Transparency</text:span><text:span text:style-name="T23">: any two exprs in the program </text:span><text:span text:style-name="T26">that have the same value can be substituted for one another anywhere in the program, w/o affecting the action of the program.</text:span></text:p>
      <text:p text:style-name="P20"><text:span text:style-name="T26"/></text:p>
      <text:p text:style-name="P21"><text:span text:style-name="T32">O</text:span><text:span text:style-name="T30">verloaded Operators</text:span><text:span text:style-name="T23">: </text:span><text:span text:style-name="T27">Use of an operator for more than one purpose.</text:span></text:p>
      <text:p text:style-name="P21"><text:span text:style-name="T27"/></text:p>
      <text:p text:style-name="P22"><text:span text:style-name="T30">Type Conversions</text:span><text:span text:style-name="T23">: </text:span><text:span text:style-name="T30">Narrowing conversion</text:span><text:span text:style-name="T23">(converts an object to a type that cannot include all of the values of the original type(float to int) </text:span><text:span text:style-name="T30">Widening conversion</text:span><text:span text:style-name="T23">: one in which an object is converted to a type that can include at least </text:span><text:span text:style-name="T28">approximations to all of the values of the original type. </text:span><text:span text:style-name="T33">Mixed mode</text:span><text:span text:style-name="T29">: one that has operands of different types. </text:span><text:span text:style-name="T33">Coercion</text:span><text:span text:style-name="T29"> is an implicit type conversion. </text:span></text:p>
      <text:p text:style-name="P24"><text:span text:style-name="T30"/></text:p>
      <text:p text:style-name="P23"><text:span text:style-name="T30">Short Circuit Evaluation</text:span><text:span text:style-name="T23">: An expr in which the result is determined without evaluating all the operands and/or operators. </text:span><text:span text:style-name="T34">EX</text:span><text:span text:style-name="T35">: (13*a) *(b/13-1) //If a is zero there is no reason to evaluate (b/13-1). </text:span></text:p>
      <text:p text:style-name="P18"><text:span text:style-name="T23"/></text:p>
      <text:p text:style-name="P18"><text:span text:style-name="T23"/></text:p>
      <text:p text:style-name="P17"><text:span text:style-name="T23"/></text:p>
      <text:p text:style-name="P15"><text:span text:style-name="T20"/></text:p>
      <text:p text:style-name="P14"><text:span text:style-name="T15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43:05.065140261</meta:creation-date>
    <meta:editing-duration>PT33S</meta:editing-duration>
    <meta:editing-cycles>4</meta:editing-cycles>
    <meta:generator>LibreOffice/6.2.1.2$Linux_X86_64 LibreOffice_project/fa33febaab1da9290dbe6ea4e22bb3a13e549cc4</meta:generator>
    <dc:date>2019-03-20T14:30:51.750673841</dc:date>
    <meta:document-statistic meta:table-count="0" meta:image-count="0" meta:object-count="0" meta:page-count="2" meta:paragraph-count="47" meta:word-count="776" meta:character-count="4791" meta:non-whitespace-character-count="4042"/>
  </office:meta>
</office:document-meta>
</file>